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width="0.051cm" draw:marker-start-width="0.049cm" draw:marker-end-width="0.04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1cm" draw:marker-start-width="0.049cm" draw:marker-end-width="0.049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5" style:family="graphic" style:parent-style-name="standard">
      <style:graphic-properties draw:stroke="solid" svg:stroke-width="0.051cm" draw:marker-start-width="0.152cm" draw:marker-end="Arrow" draw:marker-end-width="0.305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2.245cm" fo:min-width="0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000000" draw:fill="none" draw:fill-color="#ffffff" fo:min-height="6.35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5pt"/>
    </style:style>
    <style:style style:name="P4" style:family="paragraph">
      <style:paragraph-properties fo:margin-left="0cm" fo:margin-right="0cm" fo:text-indent="0cm"/>
      <style:text-properties fo:font-size="15pt"/>
    </style:style>
    <style:style style:name="P5" style:family="paragraph">
      <style:text-properties fo:font-size="18pt" fo:font-style="italic"/>
    </style:style>
    <style:style style:name="T1" style:family="text">
      <style:text-properties fo:font-style="italic"/>
    </style:style>
    <style:style style:name="T2" style:family="text">
      <style:text-properties fo:font-size="15pt"/>
    </style:style>
    <style:style style:name="T3" style:family="text">
      <style:text-properties fo:font-size="15pt" fo:font-style="italic"/>
    </style:style>
    <style:style style:name="T4" style:family="text">
      <style:text-properties fo:font-size="1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controls" svg:width="6.985cm" svg:height="7.62cm" svg:x="6.953cm" svg:y="3.377cm">
          <text:p text:style-name="P2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1" draw:id="id1" draw:layer="layout" svg:width="6.486cm" svg:height="4.071cm" svg:x="7.083cm" svg:y="3.853cm">
          <text:p text:style-name="P2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rect draw:style-name="gr3" draw:text-style-name="P1" draw:id="id2" draw:layer="layout" svg:width="6.919cm" svg:height="4.179cm" svg:x="2.524cm" svg:y="12.51cm">
          <text:p text:style-name="P2"/>
        </draw:rect>
        <draw:rect draw:style-name="gr3" draw:text-style-name="P1" draw:id="id3" draw:layer="layout" svg:width="6.919cm" svg:height="4.179cm" svg:x="11.017cm" svg:y="12.403cm">
          <text:p text:style-name="P2"/>
        </draw:rect>
        <draw:frame draw:style-name="gr4" draw:layer="layout" svg:width="5.15cm" svg:height="1.822cm" svg:x="7.761cm" svg:y="5.263cm">
          <draw:text-box>
            <text:p text:style-name="P2"><text:s text:c="5"/>TreeMap</text:p>
            <text:p text:style-name="P2"><text:span text:style-name="T1">x1 = 1248 bytes</text:span></text:p>
          </draw:text-box>
        </draw:frame>
        <draw:frame draw:style-name="gr4" draw:layer="layout" svg:width="5.853cm" svg:height="1.822cm" svg:x="3.121cm" svg:y="13.595cm">
          <draw:text-box>
            <text:p text:style-name="P2"><text:s text:c="8"/>Double</text:p>
            <text:p text:style-name="P2"><text:span text:style-name="T1">x100 = 2400 bytes</text:span></text:p>
          </draw:text-box>
        </draw:frame>
        <draw:frame draw:style-name="gr4" draw:layer="layout" svg:width="5.853cm" svg:height="1.822cm" svg:x="11.481cm" svg:y="13.487cm">
          <draw:text-box>
            <text:p text:style-name="P2"><text:s text:c="8"/>Double</text:p>
            <text:p text:style-name="P2"><text:span text:style-name="T1">x100 = 2400 bytes</text:span></text:p>
          </draw:text-box>
        </draw:frame>
        <draw:connector draw:style-name="gr5" draw:text-style-name="P1" draw:layer="layout" draw:type="line" svg:x1="10.325cm" svg:y1="7.924cm" svg:x2="5.983cm" svg:y2="12.51cm" draw:start-shape="id1" draw:start-glue-point="7" draw:end-shape="id2" draw:end-glue-point="0">
          <text:p text:style-name="P2"/>
        </draw:connector>
        <draw:connector draw:style-name="gr5" draw:text-style-name="P1" draw:layer="layout" draw:type="line" svg:x1="10.325cm" svg:y1="7.924cm" svg:x2="14.476cm" svg:y2="12.403cm" draw:start-shape="id1" draw:start-glue-point="7" draw:end-shape="id3" draw:end-glue-point="0">
          <text:p text:style-name="P2"/>
        </draw:connector>
        <draw:frame draw:style-name="gr4" draw:text-style-name="P3" draw:layer="layout" svg:width="5.632cm" svg:height="2.755cm" svg:x="18.725cm" svg:y="4.939cm">
          <draw:text-box>
            <text:p text:style-name="P2"><text:span text:style-name="T2"><text:s text:c="5"/></text:span><text:span text:style-name="T3"><text:s/></text:span><text:span text:style-name="T3">0 bytes data</text:span></text:p>
            <text:p text:style-name="P2"><text:span text:style-name="T3">1248 bytes overhead</text:span></text:p>
            <text:p text:style-name="P2"><text:span text:style-name="T3"/></text:p>
            <text:p text:style-name="P2"><text:span text:style-name="T3">bloat factor = 100%</text:span></text:p>
          </draw:text-box>
        </draw:frame>
        <draw:frame draw:style-name="gr6" draw:text-style-name="P4" draw:layer="layout" svg:width="8.084cm" svg:height="2.755cm" svg:x="18.802cm" svg:y="12.782cm">
          <draw:text-box>
            <text:p text:style-name="P2"><text:span text:style-name="T3"><text:s/></text:span><text:span text:style-name="T3">1600 bytes data</text:span></text:p>
            <text:p text:style-name="P2"><text:span text:style-name="T3"><text:s/></text:span><text:span text:style-name="T3">3200 bytes overhead</text:span></text:p>
            <text:p text:style-name="P2"><text:span text:style-name="T3"/></text:p>
            <text:p text:style-name="P2"><text:span text:style-name="T3">bloat factor = 3200/4800 = 67%</text:span></text:p>
          </draw:text-box>
        </draw:frame>
        <draw:frame draw:style-name="gr4" draw:layer="layout" svg:width="1.708cm" svg:height="1.115cm" svg:x="12.728cm" svg:y="10.258cm">
          <draw:text-box>
            <text:p text:style-name="P2">100</text:p>
          </draw:text-box>
        </draw:frame>
        <draw:frame draw:style-name="gr4" draw:layer="layout" svg:width="1.708cm" svg:height="1.115cm" svg:x="6.133cm" svg:y="10.203cm">
          <draw:text-box>
            <text:p text:style-name="P2">100</text:p>
          </draw:text-box>
        </draw:frame>
        <draw:frame draw:style-name="gr7" draw:text-style-name="P2" draw:layer="layout" svg:width="8.412cm" svg:height="6.752cm" svg:x="14.411cm" svg:y="2.958cm">
          <draw:text-box>
            <text:p text:style-name="P2"/>
          </draw:text-box>
        </draw:frame>
        <draw:frame draw:style-name="gr4" draw:text-style-name="P5" draw:layer="layout" svg:width="13.371cm" svg:height="1.11cm" svg:x="3.608cm" svg:y="17.64cm">
          <draw:text-box>
            <text:p text:style-name="P2"><text:span text:style-name="T4">Total bloat factor: (6048 – 1600)/6048 = 74%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3-31T16:23:55</meta:creation-date>
    <dc:date>2009-04-23T19:53:12</dc:date>
    <dc:language>en-US</dc:language>
    <meta:editing-cycles>6</meta:editing-cycles>
    <meta:editing-duration>PT13H33M5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